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landDeploymentTool.set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setProcessInputStream( OutputStream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rlandDeploymentTool.verifyBorlandJarV4( File sourceJ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orlandDeploymentTool.setProcessOutputStream(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rlandDeploymentTool.toClass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rlandDeploymentTool.process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rlandDeploymentToo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rlandDeploymentTool.setProcessErrorStream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rlandDeploymentTool.getVendorOutputJarFi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setVerifyArgs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getBorlandDescriptorHandler( final File src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orlandDeploymentTool.setBASdtd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generateClient( File sourceJ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orlandDeploymentToo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rlandDeploymentTool.buildBorlandStubs( Iterator itho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orlandDeploymentTool.verifyBorlandJarV5( File sourceJ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orlandDeploymentTool.addVendorFiles( Hashtable ejbFiles , String dd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rlandDeploymentTool.setVerify( boolean verif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setJava2iiop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writeJar( String baseName , File jarFile , Hashtable files , String public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orlandDeploymentTool.verifyBorlandJar( File sourceJ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rlandDeploymentTool.setGenerateclien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DeploymentTool.toClas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